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2" style:family="paragraph" style:parent-style-name="Text_20_body">
      <style:paragraph-properties fo:margin-top="0cm" fo:margin-bottom="0cm" fo:line-height="179%" style:writing-mode="lr-tb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5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able_20_Contents">
      <style:text-properties style:language-asian="ja" style:country-asian="JP"/>
    </style:style>
    <style:style style:name="P17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9" style:family="paragraph" style:parent-style-name="Table_20_Contents">
      <style:text-properties style:language-asian="ja" style:country-asian="JP"/>
    </style:style>
    <style:style style:name="P20" style:family="paragraph" style:parent-style-name="Table_20_Contents" style:list-style-name="L1">
      <style:text-properties style:language-asian="ja" style:country-asian="JP"/>
    </style:style>
    <style:style style:name="P21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2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3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30" style:family="paragraph" style:parent-style-name="Text_20_body">
      <style:paragraph-properties fo:margin-top="0cm" fo:margin-bottom="0cm" fo:line-height="179%" style:writing-mode="lr-tb"/>
    </style:style>
    <style:style style:name="P31" style:family="paragraph" style:parent-style-name="Text_20_body">
      <style:paragraph-properties fo:margin-top="0cm" fo:margin-bottom="0cm" fo:line-height="120%" fo:break-before="page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5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8" style:family="text">
      <style:text-properties style:font-name-asian="Arial1" style:font-size-asian="11pt" style:font-style-asian="normal" style:font-weight-asian="normal"/>
    </style:style>
    <style:style style:name="T9" style:family="text">
      <style:text-properties style:language-asian="ja" style:country-asian="JP"/>
    </style:style>
    <style:style style:name="T10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1" style:family="text">
      <style:text-properties fo:color="#3333ff" style:font-name="Arial1" fo:font-size="22pt" fo:font-style="normal" fo:font-weight="normal" style:font-size-asian="22pt" style:font-size-complex="22pt"/>
    </style:style>
    <style:style style:name="T1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3">1</text:p>
          </table:table-cell>
          <table:table-cell table:style-name="表1.A1" office:value-type="string">
            <text:p text:style-name="P14">作業日</text:p>
          </table:table-cell>
          <table:table-cell table:style-name="表1.A1" office:value-type="string">
            <text:p text:style-name="P15"><text:span text:style-name="T6">7/31 </text:span><text:span text:style-name="T8">水曜日</text:span></text:p>
          </table:table-cell>
        </table:table-row>
        <table:table-row>
          <table:table-cell table:style-name="表1.A1" office:value-type="string">
            <text:p text:style-name="P13">2</text:p>
          </table:table-cell>
          <table:table-cell table:style-name="表1.A1" office:value-type="string">
            <text:p text:style-name="P14">発注者</text:p>
          </table:table-cell>
          <table:table-cell table:style-name="表1.A1" office:value-type="string">
            <text:p text:style-name="P14">住友電設</text:p>
          </table:table-cell>
        </table:table-row>
        <table:table-row>
          <table:table-cell table:style-name="表1.A1" office:value-type="string">
            <text:p text:style-name="P13">3</text:p>
          </table:table-cell>
          <table:table-cell table:style-name="表1.A1" office:value-type="string">
            <text:p text:style-name="P14">工事件名</text:p>
          </table:table-cell>
          <table:table-cell table:style-name="表1.A1" office:value-type="string">
            <text:p text:style-name="P14">殿町プロジェクトⅢ新築工事</text:p>
          </table:table-cell>
        </table:table-row>
        <table:table-row>
          <table:table-cell table:style-name="表1.A1" office:value-type="string">
            <text:p text:style-name="P13">4</text:p>
          </table:table-cell>
          <table:table-cell table:style-name="表1.A1" office:value-type="string">
            <text:p text:style-name="P14">人数</text:p>
          </table:table-cell>
          <table:table-cell table:style-name="表1.A1" office:value-type="string">
            <text:p text:style-name="P14">１名</text:p>
          </table:table-cell>
        </table:table-row>
        <table:table-row>
          <table:table-cell table:style-name="表1.A1" office:value-type="string">
            <text:p text:style-name="P13">5</text:p>
          </table:table-cell>
          <table:table-cell table:style-name="表1.A1" office:value-type="string">
            <text:p text:style-name="P14">作業時間</text:p>
          </table:table-cell>
          <table:table-cell table:style-name="表1.A1" office:value-type="string">
            <text:p text:style-name="P14">８：００－１７：００（定時）</text:p>
          </table:table-cell>
        </table:table-row>
        <table:table-row>
          <table:table-cell table:style-name="表1.A1" office:value-type="string">
            <text:p text:style-name="P13">6</text:p>
          </table:table-cell>
          <table:table-cell table:style-name="表1.A1" office:value-type="string">
            <text:p text:style-name="P14">備考</text:p>
          </table:table-cell>
          <table:table-cell table:style-name="表1.A1" office:value-type="string">
            <text:p text:style-name="P13">-</text:p>
          </table:table-cell>
        </table:table-row>
      </table:table>
      <text:p text:style-name="Text_20_body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7.31.</text:span><text:span text:style-name="T8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6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6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6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6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9.</text:span><text:span text:style-name="T7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16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16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16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16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20.</text:span><text:span text:style-name="T7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16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16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16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16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31.</text:span><text:span text:style-name="T7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16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16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16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16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16">８：００－１７：００</text:p>
            <text:p text:style-name="P16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16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5.</text:span><text:span text:style-name="T7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16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16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16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16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16">８：００－１７：３０</text:p>
            <text:p text:style-name="P16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12.</text:span><text:span text:style-name="T7">木</text:span></text:p>
      <text:p text:style-name="P5"/>
      <text:p text:style-name="P10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16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16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16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16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16">８：３０－１７：３０</text:p>
            <text:p text:style-name="P16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19.木</text:p>
      <text:p text:style-name="P5"/>
      <text:p text:style-name="P10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16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16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16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16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16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28.土</text:p>
      <text:p text:style-name="P5"/>
      <text:p text:style-name="P5"/>
      <text:p text:style-name="P10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16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16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16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16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4.土</text:p>
      <text:p text:style-name="P5"><text:soft-page-break/></text:p>
      <text:p text:style-name="P10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16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16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16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16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19.土</text:p>
      <text:p text:style-name="P5"/>
      <text:p text:style-name="P5"/>
      <text:p text:style-name="P10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16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16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16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16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25.金</text:p>
      <text:p text:style-name="P5"/>
      <text:p text:style-name="P5"/>
      <text:p text:style-name="P10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16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16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16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16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0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16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16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16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16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5.火</text:p>
      <text:p text:style-name="P5"/>
      <text:p text:style-name="P5"/>
      <text:p text:style-name="P10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16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16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16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16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16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16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16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16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16">７：３０－１７：００</text:p>
            <text:p text:style-name="P16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2.金</text:p>
      <text:p text:style-name="P10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16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16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16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16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5.月</text:p>
      <text:p text:style-name="P5"/>
      <text:p text:style-name="P5"/>
      <text:p text:style-name="P10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16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16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16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16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2.06.金</text:p>
      <text:p text:style-name="P5"/>
      <text:p text:style-name="P5"/>
      <text:p text:style-name="P10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16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16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16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16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0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16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16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16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16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16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1.土</text:p>
      <text:p text:style-name="P5"/>
      <text:p text:style-name="P5"/>
      <text:p text:style-name="P10"/>
      <text:p text:style-name="P2">-------------------------------------------------------- [20200105_131928]</text:p>
      <text:p text:style-name="P6">お疲れさまです。<text:span text:style-name="T9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9">遅くなりました。</text:span>作業日報<text:span text:style-name="T9">、先年最後の分</text:span>です。<text:span text:style-name="T9">どうもすみません。</text:span></text:p>
      <text:p text:style-name="P6">よろしくお願い<text:span text:style-name="T9">いた</text:span>します。</text:p>
      <text:p text:style-name="Text_20_body"><text:soft-page-break/></text:p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16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16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16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16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8.土</text:p>
      <text:p text:style-name="P5"/>
      <text:p text:style-name="P10"/>
      <text:p text:style-name="P2">-------------------------------------------------------- [20200112_101143]</text:p>
      <text:p text:style-name="P6">お疲れさまです。作業日報<text:span text:style-name="T9">を提出しま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16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16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16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16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0"/>
      <text:p text:style-name="P2">-------------------------------------------------------- [20200116_102406]</text:p>
      <text:p text:style-name="P6">お疲れさまです。作業日報の<text:span text:style-name="T9">提出で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16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16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16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16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338028875706568596" text:style-name="L1">
              <text:list-item>
                <text:p text:style-name="P20">昨日のお電話のとおり、残業をつけます。</text:p>
              </text:list-item>
              <text:list-item>
                <text:p text:style-name="P20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20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15.水</text:p>
      <text:p text:style-name="P5"/>
      <text:p text:style-name="P5"/>
      <text:p text:style-name="P11"/>
      <text:p text:style-name="P2">-------------------------------------------------------- [20200125_133748]</text:p>
      <text:p text:style-name="P6">お疲れさまです。作業日報の<text:span text:style-name="T9">提出です。</text:span></text:p>
      <text:p text:style-name="P6"><text:soft-page-break/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16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16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16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16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24.金</text:p>
      <text:p text:style-name="P5"/>
      <text:p text:style-name="P5"/>
      <text:p text:style-name="P11"/>
      <text:p text:style-name="P2">-------------------------------------------------------- [20200203_150422]</text:p>
      <text:p text:style-name="P6">お疲れさまです。</text:p>
      <text:p text:style-name="P6"><text:span text:style-name="T9">こちらも遅くなり。すみません。</text:span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16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16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16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16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31.金</text:p>
      <text:p text:style-name="P5"/>
      <text:p text:style-name="P5"/>
      <text:p text:style-name="P11"/>
      <text:p text:style-name="P2">-------------------------------------------------------- [<text:span text:style-name="T9">20200209_162556</text:span>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16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16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16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16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8.土</text:p>
      <text:p text:style-name="P5"/>
      <text:p text:style-name="P5"/>
      <text:p text:style-name="P11"/>
      <text:p text:style-name="P5"/>
      <text:p text:style-name="P2">-------------------------------------------------------- [<text:span text:style-name="T9">20200217_140326</text:span>]</text:p>
      <text:p text:style-name="P6">お疲れさまです。</text:p>
      <text:p text:style-name="P6"><text:soft-page-break/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16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16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16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16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1"/>
      <text:p text:style-name="P2">-------------------------------------------------------- [20200224_130639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16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16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16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16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1"/>
      <text:p text:style-name="P2">-------------------------------------------------------- [20200301_171215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16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16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16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16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1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16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16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16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16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1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16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16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16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16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1">@@@</text:p>
      <text:p text:style-name="P5"/>
      <text:p text:style-name="P31">-------------------------------------------------------- [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16">3/XX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16">テクノキャリア（扶桑電気）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16">こぶしえん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16">１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/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6">3/XX 土曜日</text:p>
          </table:table-cell>
        </table:table-row>
        <text:soft-page-break/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6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6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6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6760041916169979332" text:style-name="L2">
        <text:list-item>
          <text:p text:style-name="P24">image file</text:p>
          <text:list>
            <text:list-item>
              <text:p text:style-name="P24">copy to : C:\WORKS_2\WS\WS_Others\towa_corpo</text:p>
            </text:list-item>
            <text:list-item>
              <text:p text:style-name="P24">change → file name</text:p>
            </text:list-item>
            <text:list-item>
              <text:p text:style-name="P24">DUP</text:p>
            </text:list-item>
            <text:list-item>
              <text:p text:style-name="P24">open the orig with paint</text:p>
            </text:list-item>
            <text:list-item>
              <text:p text:style-name="P24">change size → 25 % (<office:annotation office:name="__Annotation__14902_534617985"><dc:creator>iwabuchi ken</dc:creator><dc:date>2020-02-03T15:01:30.33</dc:date><text:p text:style-name="P32"><text:span text:style-name="T12">680 ==&gt; about</text:span></text:p></office:annotation>40 %, 680KB~<office:annotation-end office:name="__Annotation__14902_534617985"/>)</text:p>
            </text:list-item>
            <text:list-item>
              <text:p text:style-name="P24">close paint</text:p>
            </text:list-item>
          </text:list>
        </text:list-item>
        <text:list-item>
          <text:p text:style-name="P25">email<text:span text:style-name="T11"> </text:span><text:span text:style-name="T10">###</text:span></text:p>
          <text:list>
            <text:list-item>
              <text:p text:style-name="P25">C – N (new mail)</text:p>
            </text:list-item>
            <text:list-item>
              <text:p text:style-name="P25">attach image file</text:p>
            </text:list-item>
            <text:list-item>
              <text:p text:style-name="P25">open in-mail image file</text:p>
            </text:list-item>
            <text:list-item>
              <text:p text:style-name="P25">validate</text:p>
              <text:list>
                <text:list-item>
                  <text:p text:style-name="P25">終了時刻</text:p>
                </text:list-item>
                <text:list-item>
                  <text:p text:style-name="P25">職長サイン</text:p>
                </text:list-item>
              </text:list>
            </text:list-item>
          </text:list>
        </text:list-item>
        <text:list-item>
          <text:p text:style-name="P24">doc</text:p>
          <text:list>
            <text:list-item>
              <text:p text:style-name="P24"><text:soft-page-break/>prev lines → DUP</text:p>
            </text:list-item>
            <text:list-item>
              <text:p text:style-name="P24">enter data</text:p>
              <text:list>
                <text:list-item>
                  <text:p text:style-name="P25">作業について</text:p>
                  <text:list>
                    <text:list-item>
                      <text:p text:style-name="P24">作業日</text:p>
                    </text:list-item>
                    <text:list-item>
                      <text:p text:style-name="P24">発注者</text:p>
                    </text:list-item>
                    <text:list-item>
                      <text:p text:style-name="P24">工事件名</text:p>
                    </text:list-item>
                    <text:list-item>
                      <text:p text:style-name="P25">作業時間</text:p>
                    </text:list-item>
                  </text:list>
                </text:list-item>
                <text:list-item>
                  <text:p text:style-name="P25">タイトル文字列</text:p>
                </text:list-item>
              </text:list>
            </text:list-item>
          </text:list>
        </text:list-item>
        <text:list-item>
          <text:p text:style-name="P21">email</text:p>
          <text:list>
            <text:list-item>
              <text:p text:style-name="P21">C/P</text:p>
              <text:list>
                <text:list-item>
                  <text:p text:style-name="P22">本文</text:p>
                </text:list-item>
                <text:list-item>
                  <text:p text:style-name="P21">subject</text:p>
                </text:list-item>
              </text:list>
            </text:list-item>
            <text:list-item>
              <text:p text:style-name="P21">validate</text:p>
              <text:list>
                <text:list-item>
                  <text:p text:style-name="P24">作業日</text:p>
                </text:list-item>
                <text:list-item>
                  <text:p text:style-name="P24">発注者</text:p>
                </text:list-item>
                <text:list-item>
                  <text:p text:style-name="P24">工事件名</text:p>
                </text:list-item>
                <text:list-item>
                  <text:p text:style-name="P25">作業時間</text:p>
                </text:list-item>
              </text:list>
            </text:list-item>
            <text:list-item>
              <text:p text:style-name="P22">F6 (“To”) → “yoko” &gt; Ret</text:p>
            </text:list-item>
            <text:list-item>
              <text:p text:style-name="P22">C – Ret (send)</text:p>
            </text:list-item>
            <text:list-item>
              <text:p text:style-name="P22">review → sent mail</text:p>
              <text:list>
                <text:list-item>
                  <text:p text:style-name="P22">送信先</text:p>
                </text:list-item>
                <text:list-item>
                  <text:p text:style-name="P22">日付</text:p>
                  <text:list>
                    <text:list-item>
                      <text:p text:style-name="P22">日報に書いた日付</text:p>
                    </text:list-item>
                    <text:list-item>
                      <text:p text:style-name="P22">メールの「件名」の日付（日報のそれと同じか？）</text:p>
                    </text:list-item>
                  </text:list>
                </text:list-item>
                <text:list-item>
                  <text:p text:style-name="P22">サイン</text:p>
                  <text:list>
                    <text:list-item>
                      <text:p text:style-name="P22">職長</text:p>
                    </text:list-item>
                    <text:list-item>
                      <text:p text:style-name="P22"><text:soft-page-break/>発注者</text:p>
                    </text:list-item>
                  </text:list>
                </text:list-item>
                <text:list-item>
                  <text:p text:style-name="P22">時間</text:p>
                  <text:list>
                    <text:list-item>
                      <text:p text:style-name="P22">開始</text:p>
                    </text:list-item>
                    <text:list-item>
                      <text:p text:style-name="P22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doc</text:p>
          <text:list>
            <text:list-item>
              <text:p text:style-name="P22">move → “@@@” string</text:p>
            </text:list-item>
          </text:list>
        </text:list-item>
      </text:list>
      <text:p text:style-name="P1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3-14T16:13:20.59</dc:date>
    <dc:creator>iwabuchi ken</dc:creator>
    <meta:editing-duration>PT7H53M56S</meta:editing-duration>
    <meta:editing-cycles>48</meta:editing-cycles>
    <meta:generator>OpenOffice/4.1.3$Win32 OpenOffice.org_project/413m1$Build-9783</meta:generator>
    <meta:document-statistic meta:table-count="32" meta:image-count="0" meta:object-count="0" meta:page-count="25" meta:paragraph-count="946" meta:word-count="4696" meta:character-count="9877"/>
  </office:meta>
</office:document-meta>
</file>